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A0000008A6049E5239ADB886D.png" manifest:media-type="image/png"/>
  <manifest:file-entry manifest:full-path="Pictures/10000D6E00000B0F00000B0F51F13CAEF2878D8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0.639cm" fo:min-width="3.31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-color="#dee6ef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3cm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0.893cm" fo:min-width="1.786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894cm" fo:min-width="0.029cm" fo:padding-top="0.151cm" fo:padding-bottom="0.151cm" fo:padding-left="0.276cm" fo:padding-right="0.276cm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62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539cm" fo:min-width="0.613cm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89cm" fo:padding-top="0.151cm" fo:padding-bottom="0.151cm" fo:padding-left="0.276cm" fo:padding-right="0.276cm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357cm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77bc65" draw:opacity="0%" draw:textarea-horizontal-align="justify" draw:textarea-vertical-align="middle" draw:auto-grow-height="false" fo:min-height="1.656cm" fo:min-width="1.64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7bc65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7bc65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2.594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>
      <style:graphic-properties draw:fill-color="#ffd428" draw:textarea-horizontal-align="justify" draw:textarea-vertical-align="middle" draw:auto-grow-height="false" fo:min-height="1.02cm" fo:min-width="3.31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4cm" fo:min-width="2.03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0.258cm" fo:min-width="1.786cm"/>
      <style:paragraph-properties style:writing-mode="lr-tb"/>
    </style:style>
    <style:style style:name="gr47" style:family="graphic" style:parent-style-name="objectwithoutfill">
      <style:graphic-properties draw:stroke="dash" draw:stroke-dash="Double_20_Dash" draw:marker-start="Arrowheads_20_7" draw:marker-start-width="0.3cm" draw:marker-end="Arrowheads_20_8" draw:marker-end-width="0.3cm" draw:fill="solid" draw:textarea-vertical-align="middle"/>
    </style:style>
    <style:style style:name="gr4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199cm" fo:min-width="0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147cm" fo:min-width="0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4pt" style:font-size-complex="14pt"/>
    </style:style>
    <style:style style:name="P5" style:family="paragraph">
      <loext:graphic-properties draw:fill-color="#dee6ef"/>
      <style:paragraph-properties fo:text-align="center"/>
      <style:text-properties fo:font-size="10pt" style:font-size-asian="14pt" style:font-size-complex="14pt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8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10pt" style:font-size-complex="10pt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7bc65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d428"/>
      <style:paragraph-properties fo:text-align="center"/>
      <style:text-properties fo:font-size="10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erver">
          <draw:g>
            <draw:rect draw:style-name="gr1" draw:text-style-name="P1" draw:layer="layout" svg:width="1.888cm" svg:height="0.357cm" svg:x="19.178cm" svg:y="5.699cm">
              <text:p/>
            </draw:rect>
            <draw:ellipse draw:style-name="gr2" draw:text-style-name="P1" draw:layer="layout" svg:width="0.078cm" svg:height="0.073cm" svg:x="19.336cm" svg:y="5.841cm">
              <text:p/>
            </draw:ellipse>
            <draw:ellipse draw:style-name="gr3" draw:text-style-name="P2" draw:layer="layout" svg:width="0.236cm" svg:height="0.213cm" svg:x="20.595cm" svg:y="5.771cm">
              <text:p/>
            </draw:ellipse>
            <draw:ellipse draw:style-name="gr4" draw:text-style-name="P1" draw:layer="layout" svg:width="0.079cm" svg:height="0.073cm" svg:x="19.651cm" svg:y="5.841cm">
              <text:p/>
            </draw:ellipse>
            <draw:ellipse draw:style-name="gr5" draw:text-style-name="P1" draw:layer="layout" svg:width="0.079cm" svg:height="0.073cm" svg:x="19.493cm" svg:y="5.841cm">
              <text:p/>
            </draw:ellipse>
            <draw:custom-shape draw:style-name="gr6" draw:text-style-name="P1" draw:layer="layout" svg:width="0.473cm" svg:height="0.073cm" svg:x="19.964cm" svg:y="5.841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7" draw:text-style-name="P1" draw:layer="layout" svg:width="1.888cm" svg:height="0.357cm" svg:x="19.178cm" svg:y="6.056cm">
              <text:p/>
            </draw:rect>
            <draw:ellipse draw:style-name="gr8" draw:text-style-name="P1" draw:layer="layout" svg:width="0.078cm" svg:height="0.071cm" svg:x="19.336cm" svg:y="6.198cm">
              <text:p/>
            </draw:ellipse>
            <draw:ellipse draw:style-name="gr9" draw:text-style-name="P2" draw:layer="layout" svg:width="0.236cm" svg:height="0.215cm" svg:x="20.595cm" svg:y="6.126cm">
              <text:p/>
            </draw:ellipse>
            <draw:ellipse draw:style-name="gr10" draw:text-style-name="P1" draw:layer="layout" svg:width="0.079cm" svg:height="0.071cm" svg:x="19.651cm" svg:y="6.198cm">
              <text:p/>
            </draw:ellipse>
            <draw:ellipse draw:style-name="gr11" draw:text-style-name="P1" draw:layer="layout" svg:width="0.079cm" svg:height="0.071cm" svg:x="19.493cm" svg:y="6.198cm">
              <text:p/>
            </draw:ellipse>
            <draw:custom-shape draw:style-name="gr12" draw:text-style-name="P1" draw:layer="layout" svg:width="0.473cm" svg:height="0.071cm" svg:x="19.964cm" svg:y="6.198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3" draw:text-style-name="P1" draw:layer="layout" svg:width="1.888cm" svg:height="0.355cm" svg:x="19.178cm" svg:y="6.413cm">
              <text:p/>
            </draw:rect>
            <draw:ellipse draw:style-name="gr14" draw:text-style-name="P1" draw:layer="layout" svg:width="0.078cm" svg:height="0.071cm" svg:x="19.336cm" svg:y="6.555cm">
              <text:p/>
            </draw:ellipse>
            <draw:ellipse draw:style-name="gr15" draw:text-style-name="P2" draw:layer="layout" svg:width="0.236cm" svg:height="0.215cm" svg:x="20.595cm" svg:y="6.483cm">
              <text:p/>
            </draw:ellipse>
            <draw:ellipse draw:style-name="gr16" draw:text-style-name="P1" draw:layer="layout" svg:width="0.079cm" svg:height="0.071cm" svg:x="19.651cm" svg:y="6.555cm">
              <text:p/>
            </draw:ellipse>
            <draw:ellipse draw:style-name="gr17" draw:text-style-name="P1" draw:layer="layout" svg:width="0.079cm" svg:height="0.071cm" svg:x="19.493cm" svg:y="6.555cm">
              <text:p/>
            </draw:ellipse>
            <draw:custom-shape draw:style-name="gr18" draw:text-style-name="P1" draw:layer="layout" svg:width="0.473cm" svg:height="0.071cm" svg:x="19.964cm" svg:y="6.555cm">
              <text:p/>
              <draw:enhanced-geometry svg:viewBox="0 0 21600 21600" draw:type="rectangle" draw:enhanced-path="M 0 0 L 21600 0 21600 21600 0 21600 0 0 Z N"/>
            </draw:custom-shape>
          </draw:g>
          <draw:g>
            <draw:rect draw:style-name="gr19" draw:text-style-name="P1" draw:layer="layout" svg:width="1.888cm" svg:height="0.357cm" svg:x="19.178cm" svg:y="6.768cm">
              <text:p/>
            </draw:rect>
            <draw:ellipse draw:style-name="gr20" draw:text-style-name="P1" draw:layer="layout" svg:width="0.078cm" svg:height="0.073cm" svg:x="19.336cm" svg:y="6.91cm">
              <text:p/>
            </draw:ellipse>
            <draw:ellipse draw:style-name="gr21" draw:text-style-name="P2" draw:layer="layout" svg:width="0.236cm" svg:height="0.213cm" svg:x="20.595cm" svg:y="6.84cm">
              <text:p/>
            </draw:ellipse>
            <draw:ellipse draw:style-name="gr22" draw:text-style-name="P1" draw:layer="layout" svg:width="0.079cm" svg:height="0.073cm" svg:x="19.651cm" svg:y="6.91cm">
              <text:p/>
            </draw:ellipse>
            <draw:ellipse draw:style-name="gr23" draw:text-style-name="P1" draw:layer="layout" svg:width="0.079cm" svg:height="0.073cm" svg:x="19.493cm" svg:y="6.91cm">
              <text:p/>
            </draw:ellipse>
            <draw:custom-shape draw:style-name="gr24" draw:text-style-name="P1" draw:layer="layout" svg:width="0.473cm" svg:height="0.073cm" svg:x="19.964cm" svg:y="6.9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25" draw:text-style-name="P3" draw:layer="layout" svg:width="1.27cm" svg:height="1.27cm" svg:x="18.399cm" svg:y="6.461cm">
          <draw:image xlink:href="Pictures/10000D6E00000B0F00000B0F51F13CAEF2878D88.svg" xlink:type="simple" xlink:show="embed" xlink:actuate="onLoad" draw:mime-type="image/svg+xml">
            <text:p/>
          </draw:image>
          <draw:image xlink:href="Pictures/100002010000008A0000008A6049E5239ADB886D.png" xlink:type="simple" xlink:show="embed" xlink:actuate="onLoad" draw:mime-type="image/png"/>
        </draw:frame>
        <draw:custom-shape draw:style-name="gr26" draw:text-style-name="P5" xml:id="id2" draw:id="id2" draw:layer="layout" svg:width="3.81cm" svg:height="0.889cm" svg:x="19.161cm" svg:y="4.683cm">
          <text:p text:style-name="P4">nginx <text:line-break/>web server</text:p>
          <draw:enhanced-geometry svg:viewBox="0 0 21600 21600" draw:type="rectangle" draw:enhanced-path="M 0 0 L 21600 0 21600 21600 0 21600 0 0 Z N"/>
        </draw:custom-shape>
        <draw:custom-shape draw:style-name="gr27" draw:text-style-name="P6" xml:id="id1" draw:id="id1" draw:layer="layout" svg:width="0.635cm" svg:height="0.635cm" svg:x="17.256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" draw:text-style-name="P7" draw:layer="layout" draw:type="line" svg:x1="17.891cm" svg:y1="5.128cm" svg:x2="19.161cm" svg:y2="5.127cm" draw:start-shape="id1" draw:start-glue-point="10" draw:end-shape="id2" draw:end-glue-point="3" svg:d="M17891 5128l1270-1" svg:viewBox="0 0 1271 2">
          <text:p/>
        </draw:connector>
        <draw:frame draw:style-name="gr29" draw:text-style-name="P9" draw:layer="layout" svg:width="5.715cm" svg:height="0.635cm" svg:x="13.192cm" svg:y="4.175cm">
          <draw:text-box>
            <text:p text:style-name="P8"><text:span text:style-name="T1">https://din-microgreen.smartdrive24.com</text:span></text:p>
          </draw:text-box>
        </draw:frame>
        <draw:custom-shape draw:style-name="gr30" draw:text-style-name="P5" xml:id="id3" draw:id="id3" draw:layer="layout" svg:width="2.286cm" svg:height="1.143cm" svg:x="3.159cm" svg:y="4.556cm">
          <text:p text:style-name="P4">web browser</text:p>
          <draw:enhanced-geometry svg:viewBox="0 0 21600 21600" draw:type="rectangle" draw:enhanced-path="M 0 0 L 21600 0 21600 21600 0 21600 0 0 Z N"/>
        </draw:custom-shape>
        <draw:g draw:name="smart-phone">
          <draw:custom-shape draw:style-name="gr31" draw:text-style-name="P1" draw:layer="layout" svg:width="0.615cm" svg:height="1.23cm" svg:x="4.048cm" svg:y="5.48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492cm" svg:height="0.922cm" svg:x="4.11cm" svg:y="5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10" draw:layer="layout" svg:x1="4.233cm" svg:y1="5.547cm" svg:x2="4.479cm" svg:y2="5.547cm">
            <text:p/>
          </draw:line>
          <draw:custom-shape draw:style-name="gr34" draw:text-style-name="P2" draw:layer="layout" svg:width="0.123cm" svg:height="0.123cm" svg:x="4.294cm" svg:y="6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>
          <draw:custom-shape draw:style-name="gr35" draw:text-style-name="P1" draw:layer="layout" svg:width="1.165cm" svg:height="0.841cm" svg:x="2.386cm" svg:y="5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36" draw:text-style-name="P2" draw:layer="layout" svg:width="0.931cm" svg:height="0.601cm" svg:x="2.503cm" svg:y="5.565cm">
            <text:p/>
          </draw:rect>
          <draw:custom-shape draw:style-name="gr37" draw:text-style-name="P1" draw:layer="layout" svg:width="1.397cm" svg:height="0.361cm" svg:x="2.27cm" svg:y="6.28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11" draw:layer="layout" svg:width="0.233cm" svg:height="0.062cm" svg:x="2.852cm" svg:y="6.527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1" draw:layer="layout" svg:width="1.165cm" svg:height="0.183cm" svg:x="2.386cm" svg:y="6.34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folder">
          <draw:custom-shape draw:style-name="gr40" draw:text-style-name="P12" draw:layer="layout" svg:width="2.143cm" svg:height="1.905cm" svg:x="19.939cm" svg:y="2.2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1" draw:text-style-name="P12" draw:layer="layout" svg:width="1.071cm" svg:height="0.952cm" svg:x="20.477cm" svg:y="2.746cm" svg:viewBox="0 0 1072 953" draw:points="0,953 1072,953 1072,238 669,238 401,0 0,0">
            <text:p/>
          </draw:polygon>
          <draw:line draw:style-name="gr42" draw:text-style-name="P12" draw:layer="layout" svg:x1="21.146cm" svg:y1="2.984cm" svg:x2="20.477cm" svg:y2="2.984cm">
            <text:p/>
          </draw:line>
        </draw:g>
        <draw:frame draw:style-name="gr29" draw:text-style-name="P9" draw:layer="layout" svg:width="5.715cm" svg:height="0.635cm" svg:x="19.923cm" svg:y="3.667cm">
          <draw:text-box>
            <text:p text:style-name="P8"><text:span text:style-name="T1">din_microgreen</text:span></text:p>
          </draw:text-box>
        </draw:frame>
        <draw:custom-shape draw:name="brace-left" draw:style-name="gr43" draw:text-style-name="P15" draw:layer="layout" svg:width="1cm" svg:height="3cm" svg:x="22.59cm" svg:y="1.762cm">
          <text:p text:style-name="P13"><text:span text:style-name="T2">index.html</text:span></text:p>
          <text:p text:style-name="P14"><text:span text:style-name="T2">bundle.js</text:span></text:p>
          <text:p text:style-name="P14"><text:span text:style-name="T2">bundle.css</text:span></text:p>
          <text:p text:style-name="P14"><text:span text:style-name="T2">/img</text:span></text:p>
          <text:p text:style-name="P14"><text:span text:style-name="T2">global.css</text:span></text:p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4" draw:text-style-name="P16" draw:layer="layout" svg:width="3.81cm" svg:height="1.27cm" svg:x="21.32cm" svg:y="10.398cm">
          <text:p text:style-name="P4">Firebase</text:p>
          <draw:enhanced-geometry svg:viewBox="0 0 21600 21600" draw:type="rectangle" draw:enhanced-path="M 0 0 L 21600 0 21600 21600 0 21600 0 0 Z N"/>
        </draw:custom-shape>
        <draw:custom-shape draw:name="Database" draw:style-name="gr45" draw:text-style-name="P18" draw:layer="layout" svg:width="2.537cm" svg:height="1.461cm" svg:x="20.431cm" svg:y="9.382cm">
          <text:p text:style-name="P17"><text:span text:style-name="T3">microgreen </text:span></text:p>
          <text:p text:style-name="P17"><text:span text:style-name="T3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19" xml:id="id4" draw:id="id4" draw:layer="layout" svg:width="2.286cm" svg:height="0.508cm" svg:x="5.064cm" svg:y="5.318cm">
          <text:p text:style-name="P4">bundle.js</text:p>
          <draw:enhanced-geometry svg:viewBox="0 0 21600 21600" draw:type="rectangle" draw:enhanced-path="M 0 0 L 21600 0 21600 21600 0 21600 0 0 Z N"/>
        </draw:custom-shape>
        <draw:connector draw:style-name="gr47" draw:text-style-name="P7" draw:layer="layout" draw:type="line" svg:x1="5.445cm" svg:y1="5.127cm" svg:x2="17.256cm" svg:y2="5.128cm" draw:start-shape="id3" draw:start-glue-point="1" draw:end-shape="id1" draw:end-glue-point="6" svg:d="M5445 5127l11811 1" svg:viewBox="0 0 11812 2">
          <text:p/>
        </draw:connector>
        <draw:connector draw:style-name="gr47" draw:text-style-name="P7" draw:layer="layout" draw:type="line" svg:x1="7.35cm" svg:y1="5.572cm" svg:x2="18.526cm" svg:y2="10.081cm" draw:start-shape="id4" draw:start-glue-point="1" draw:end-shape="id5" draw:end-glue-point="6" svg:d="M7350 5572l11176 4509" svg:viewBox="0 0 11177 4510">
          <text:p/>
        </draw:connector>
        <draw:custom-shape draw:style-name="gr48" draw:text-style-name="P21" draw:layer="layout" svg:width="0.635cm" svg:height="0.635cm" svg:x="11.287cm" svg:y="4.81cm">
          <text:p text:style-name="P20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draw:layer="layout" svg:width="0.635cm" svg:height="0.635cm" svg:x="12.811cm" svg:y="7.096cm">
          <text:p text:style-name="P20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5" draw:id="id5" draw:layer="layout" svg:width="0.635cm" svg:height="0.635cm" svg:x="18.526cm" svg:y="9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" draw:text-style-name="P7" draw:layer="layout" draw:type="line" svg:x1="19.161cm" svg:y1="10.081cm" svg:x2="20.431cm" svg:y2="10.08cm" draw:start-shape="id5" draw:start-glue-point="10" svg:d="M19161 10081l1270-1" svg:viewBox="0 0 1271 2">
          <text:p/>
        </draw:connector>
        <draw:frame draw:style-name="gr25" draw:text-style-name="P3" draw:layer="layout" svg:width="1.27cm" svg:height="1.27cm" svg:x="20.812cm" svg:y="11.16cm">
          <draw:image xlink:href="Pictures/10000D6E00000B0F00000B0F51F13CAEF2878D88.svg" xlink:type="simple" xlink:show="embed" xlink:actuate="onLoad" draw:mime-type="image/svg+xml">
            <text:p/>
          </draw:image>
          <draw:image xlink:href="Pictures/100002010000008A0000008A6049E5239ADB886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7 20 13" svg:d="M0 20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9T21:16:22.804948811</meta:creation-date>
    <dc:date>2020-12-29T21:56:19.458724333</dc:date>
    <meta:editing-duration>PT11M39S</meta:editing-duration>
    <meta:editing-cycles>2</meta:editing-cycles>
    <meta:generator>LibreOffice/7.0.4.2$Linux_X86_64 LibreOffice_project/dcf040e67528d9187c66b2379df5ea4407429775</meta:generator>
    <meta:document-statistic meta:object-count="62"/>
  </office:meta>
</office:document-meta>
</file>